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42cm"/>
    </style:style>
    <style:style style:name="co8" style:family="table-column">
      <style:table-column-properties fo:break-before="auto" style:column-width="7.8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0" style:family="table-cell" style:parent-style-name="Default" style:data-style-name="N81">
      <style:table-cell-properties fo:padding="0.071cm"/>
    </style:style>
    <style:style style:name="ce14" style:family="table-cell" style:parent-style-name="Default" style:data-style-name="N4"/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PT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636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number-columns-repeated="7"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style-name="ce14" table:formula="of:=[.K20]/[.K5]" office:value-type="float" office:value="3.0002996996097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style-name="ce14" table:formula="of:=[.K21]/[.K6]" office:value-type="float" office:value="3.00300631533428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style-name="ce14" table:formula="of:=[.K22]/[.K7]" office:value-type="float" office:value="3.03060242642726" calcext:value-type="float">
            <text:p>3,03</text:p>
          </table:table-cell>
          <table:table-cell table:number-columns-repeated="2"/>
          <table:table-cell>
            <draw:frame draw:z-index="0" draw:style-name="gr1" draw:text-style-name="P1" svg:width="15.992cm" svg:height="8.979cm" svg:x="0.711cm" svg:y="0.367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style-name="ce14" table:formula="of:=[.K23]/[.K8]" office:value-type="float" office:value="3.36140429236877" calcext:value-type="float">
            <text:p>3,3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style-name="ce14" table:formula="of:=[.K24]/[.K9]" office:value-type="float" office:value="5.96158078816104" calcext:value-type="float">
            <text:p>5,96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style-name="ce14" table:formula="of:=[.K25]/[.K10]" office:value-type="float" office:value="7.19135406745106" calcext:value-type="float">
            <text:p>7,19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style-name="ce14" table:formula="of:=[.K26]/[.K11]" office:value-type="float" office:value="8.30785043906991" calcext:value-type="float">
            <text:p>8,31</text:p>
          </table:table-cell>
          <table:table-cell table:number-columns-repeated="1637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style-name="ce14" table:formula="of:=[.K27]/[.K12]" office:value-type="float" office:value="9.33895668690371" calcext:value-type="float">
            <text:p>9,34</text:p>
          </table:table-cell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style-name="ce14" table:formula="of:=[.K28]/[.K13]" office:value-type="float" office:value="10.2807847507607" calcext:value-type="float">
            <text:p>10,28</text:p>
          </table:table-cell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style-name="ce14" table:formula="of:=[.K29]/[.K14]" office:value-type="float" office:value="11.1479690530031" calcext:value-type="float">
            <text:p>11,15</text:p>
          </table:table-cell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style-name="ce14" table:formula="of:=[.K30]/[.K15]" office:value-type="float" office:value="11.9540210074845" calcext:value-type="float">
            <text:p>11,95</text:p>
          </table:table-cell>
          <table:table-cell table:number-columns-repeated="1637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style-name="ce14" table:formula="of:=[.K35]/[.K5]" office:value-type="float" office:value="3.99999939939958" calcext:value-type="float">
            <text:p>4,00</text:p>
          </table:table-cell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style-name="ce14" table:formula="of:=[.K36]/[.K6]" office:value-type="float" office:value="4.00001021024087" calcext:value-type="float">
            <text:p>4,00</text:p>
          </table:table-cell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style-name="ce14" table:formula="of:=[.K37]/[.K7]" office:value-type="float" office:value="4.00099944922179" calcext:value-type="float">
            <text:p>4,00</text:p>
          </table:table-cell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style-name="ce14" table:formula="of:=[.K38]/[.K8]" office:value-type="float" office:value="4.09780492552561" calcext:value-type="float">
            <text:p>4,10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style-name="ce14" table:formula="of:=[.K39]/[.K9]" office:value-type="float" office:value="6.02605005927537" calcext:value-type="float">
            <text:p>6,03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style-name="ce14" table:formula="of:=[.K40]/[.K10]" office:value-type="float" office:value="7.199373680888" calcext:value-type="float">
            <text:p>7,20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style-name="ce14" table:formula="of:=[.K41]/[.K11]" office:value-type="float" office:value="8.31092813832975" calcext:value-type="float">
            <text:p>8,31</text:p>
          </table:table-cell>
          <table:table-cell table:number-columns-repeated="1637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style-name="ce14" table:formula="of:=[.K42]/[.K12]" office:value-type="float" office:value="9.34064994121139" calcext:value-type="float">
            <text:p>9,34</text:p>
          </table:table-cell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style-name="ce14" table:formula="of:=[.K43]/[.K13]" office:value-type="float" office:value="10.2818834109294" calcext:value-type="float">
            <text:p>10,28</text:p>
          </table:table-cell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style-name="ce14" table:formula="of:=[.K44]/[.K14]" office:value-type="float" office:value="11.1487305155372" calcext:value-type="float">
            <text:p>11,15</text:p>
          </table:table-cell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style-name="ce14" table:formula="of:=[.K45]/[.K15]" office:value-type="float" office:value="11.9546141742807" calcext:value-type="float">
            <text:p>11,9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2"/>
          <table:table-cell>
            <draw:frame draw:z-index="1" draw:style-name="gr1" draw:text-style-name="P1" svg:width="15.992cm" svg:height="8.979cm" svg:x="0.716cm" svg:y="0.004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number-columns-repeated="1637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number-columns-repeated="1637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number-columns-repeated="16371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number-columns-repeated="1637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number-columns-repeated="1637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number-columns-repeated="1637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style-name="ce14" table:formula="of:=[.K65]/[.K50]" office:value-type="float" office:value="3.00029999990991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style-name="ce14" table:formula="of:=[.K66]/[.K51]" office:value-type="float" office:value="3.00300871593686" calcext:value-type="float">
            <text:p>3,00</text:p>
          </table:table-cell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style-name="ce14" table:formula="of:=[.K67]/[.K52]" office:value-type="float" office:value="3.03090306796441" calcext:value-type="float">
            <text:p>3,03</text:p>
          </table:table-cell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style-name="ce14" table:formula="of:=[.K68]/[.K53]" office:value-type="float" office:value="3.40708351880586" calcext:value-type="float">
            <text:p>3,4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style-name="ce14" table:formula="of:=[.K69]/[.K54]" office:value-type="float" office:value="73.090090456901" calcext:value-type="float">
            <text:p>73,09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style-name="ce14" table:formula="of:=[.K70]/[.K55]" office:value-type="float" office:value="54.8875604470728" calcext:value-type="float">
            <text:p>54,89</text:p>
          </table:table-cell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style-name="ce14" table:formula="of:=[.K71]/[.K56]" office:value-type="float" office:value="50.1224113280581" calcext:value-type="float">
            <text:p>50,12</text:p>
          </table:table-cell>
          <table:table-cell table:number-columns-repeated="2"/>
          <table:table-cell>
            <draw:frame draw:z-index="2" draw:style-name="gr1" draw:text-style-name="P1" svg:width="15.992cm" svg:height="8.979cm" svg:x="0.022cm" svg:y="0.003cm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style-name="ce14" table:formula="of:=[.K72]/[.K57]" office:value-type="float" office:value="52.3389861759906" calcext:value-type="float">
            <text:p>52,34</text:p>
          </table:table-cell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style-name="ce14" table:formula="of:=[.K73]/[.K58]" office:value-type="float" office:value="55.7222466349185" calcext:value-type="float">
            <text:p>55,72</text:p>
          </table:table-cell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style-name="ce14" table:formula="of:=[.K74]/[.K59]" office:value-type="float" office:value="59.3034812933163" calcext:value-type="float">
            <text:p>59,30</text:p>
          </table:table-cell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style-name="ce14" table:formula="of:=[.K75]/[.K60]" office:value-type="float" office:value="62.8439386568025" calcext:value-type="float">
            <text:p>62,84</text:p>
          </table:table-cell>
          <table:table-cell table:number-columns-repeated="16372"/>
        </table:table-row>
        <table:table-row table:style-name="ro1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16372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637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6372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style-name="ce14" table:formula="of:=[.K80]/[.K50]" office:value-type="float" office:value="4" calcext:value-type="float">
            <text:p>4,00</text:p>
          </table:table-cell>
          <table:table-cell table:number-columns-repeated="16372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style-name="ce14" table:formula="of:=[.K81]/[.K51]" office:value-type="float" office:value="4.00001561565313" calcext:value-type="float">
            <text:p>4,00</text:p>
          </table:table-cell>
          <table:table-cell table:number-columns-repeated="16372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style-name="ce14" table:formula="of:=[.K82]/[.K52]" office:value-type="float" office:value="4.00157718049257" calcext:value-type="float">
            <text:p>4,00</text:p>
          </table:table-cell>
          <table:table-cell table:number-columns-repeated="16372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style-name="ce14" table:formula="of:=[.K83]/[.K53]" office:value-type="float" office:value="4.16374656312644" calcext:value-type="float">
            <text:p>4,16</text:p>
          </table:table-cell>
          <table:table-cell table:number-columns-repeated="1637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style-name="ce14" table:formula="of:=[.K84]/[.K54]" office:value-type="float" office:value="73.0955895678837" calcext:value-type="float">
            <text:p>73,10</text:p>
          </table:table-cell>
          <table:table-cell table:number-columns-repeated="1637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style-name="ce14" table:formula="of:=[.K85]/[.K55]" office:value-type="float" office:value="54.8877077440177" calcext:value-type="float">
            <text:p>54,89</text:p>
          </table:table-cell>
          <table:table-cell table:number-columns-repeated="1637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style-name="ce14" table:formula="of:=[.K86]/[.K56]" office:value-type="float" office:value="50.1224346844114" calcext:value-type="float">
            <text:p>50,12</text:p>
          </table:table-cell>
          <table:table-cell table:number-columns-repeated="1637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style-name="ce14" table:formula="of:=[.K87]/[.K57]" office:value-type="float" office:value="52.3390042633252" calcext:value-type="float">
            <text:p>52,34</text:p>
          </table:table-cell>
          <table:table-cell table:number-columns-repeated="1637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style-name="ce14" table:formula="of:=[.K88]/[.K58]" office:value-type="float" office:value="55.7222445420802" calcext:value-type="float">
            <text:p>55,72</text:p>
          </table:table-cell>
          <table:table-cell table:number-columns-repeated="1637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style-name="ce14" table:formula="of:=[.K89]/[.K59]" office:value-type="float" office:value="59.3034780863229" calcext:value-type="float">
            <text:p>59,30</text:p>
          </table:table-cell>
          <table:table-cell table:number-columns-repeated="1637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style-name="ce14" table:formula="of:=[.K90]/[.K60]" office:value-type="float" office:value="62.8439504718683" calcext:value-type="float">
            <text:p>62,84</text:p>
          </table:table-cell>
          <table:table-cell table:number-columns-repeated="1637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637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number-columns-repeated="1637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number-columns-repeated="1637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number-columns-repeated="16371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number-columns-repeated="1637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number-columns-repeated="1637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number-columns-repeated="1637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number-columns-repeated="1637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6373"/>
        </table:table-row>
        <table:table-row table:style-name="ro3" table:number-rows-repeated="1048407">
          <table:table-cell table:number-columns-repeated="16384"/>
        </table:table-row>
        <table:table-row table:style-name="ro4" table:number-rows-repeated="4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inPTT" table:style-name="ta2">
        <table:table-column table:style-name="co9" table:number-columns-repeated="8" table:default-cell-style-name="ce1"/>
        <table:table-column table:style-name="co9" table:default-cell-style-name="ce3"/>
        <table:table-column table:style-name="co9" table:number-columns-repeated="4" table:default-cell-style-name="ce1"/>
        <table:table-column table:style-name="co9" table:number-columns-repeated="12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5.992cm" svg:height="8.97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.992cm" svg:height="8.979cm" svg:x="0.372cm" svg:y="0.001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</table:table>
      <table:table table:name="giesekus" table:style-name="ta2">
        <table:table-column table:style-name="co9" table:number-columns-repeated="8" table:default-cell-style-name="ce7"/>
        <table:table-column table:style-name="co9" table:default-cell-style-name="ce10"/>
        <table:table-column table:style-name="co9" table:number-columns-repeated="4" table:default-cell-style-name="ce1"/>
        <table:table-column table:style-name="co9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formula="of:=SQRT((3/2))*SQRT([.B49]/[.C49])" office:value-type="float" office:value="0.0149999947447454" calcext:value-type="float">
            <text:p>0,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formula="of:=SQRT((3/2))*SQRT([.B50]/[.C50])" office:value-type="float" office:value="0.0474342052620414" calcext:value-type="float">
            <text:p>0,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formula="of:=SQRT((3/2))*SQRT([.B51]/[.C51])" office:value-type="float" office:value="0.149996884040428" calcext:value-type="float">
            <text:p>0,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formula="of:=SQRT((3/2))*SQRT([.B52]/[.C52])" office:value-type="float" office:value="0.473368860245787" calcext:value-type="float">
            <text:p>0,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formula="of:=SQRT((3/2))*SQRT([.B53]/[.C53])" office:value-type="float" office:value="1.35625696292833" calcext:value-type="float">
            <text:p>1,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formula="of:=SQRT((3/2))*SQRT([.B54]/[.C54])" office:value-type="float" office:value="2.85695040369225" calcext:value-type="float">
            <text:p>2,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formula="of:=SQRT((3/2))*SQRT([.B55]/[.C55])" office:value-type="float" office:value="5.34489528860347" calcext:value-type="float">
            <text:p>5,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formula="of:=SQRT((3/2))*SQRT([.B56]/[.C56])" office:value-type="float" office:value="9.66401704662181" calcext:value-type="float">
            <text:p>9,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formula="of:=SQRT((3/2))*SQRT([.B57]/[.C57])" office:value-type="float" office:value="17.2739204384439" calcext:value-type="float">
            <text:p>17,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formula="of:=SQRT((3/2))*SQRT([.B58]/[.C58])" office:value-type="float" office:value="29.0564290636728" calcext:value-type="float">
            <text:p>29,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formula="of:=SQRT((3/2))*SQRT([.B59]/[.C59])" office:value-type="float" office:value="38.3132342115312" calcext:value-type="float">
            <text:p>38,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  <table:table-row table:style-name="ro4" table:number-rows-repeated="3">
          <table:table-cell table:style-name="Default" table:number-columns-repeated="13"/>
          <table:table-cell table:number-columns-repeated="4"/>
        </table:table-row>
        <table:table-row table:style-name="ro1" table:number-rows-repeated="13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7:39:56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Tabelle1" style:display-name="PageStyle_Tabelle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_20_1" style:display-name="PageStyle_Tabelle3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8T18:26:41.344000000</dc:date>
    <meta:editing-cycles>50</meta:editing-cycles>
    <meta:editing-duration>PT6H5M32S</meta:editing-duration>
    <meta:document-statistic meta:table-count="3" meta:cell-count="2336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33cm" svg:y="0.179cm" svg:width="7.914cm" svg:height="7.641cm">
          <chart:coordinate-region svg:x="2.508cm" svg:y="0.378cm" svg:width="6.086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33cm" svg:y="0.179cm" svg:width="7.914cm" svg:height="7.641cm">
          <chart:coordinate-region svg:x="2.693cm" svg:y="0.378cm" svg:width="5.901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33cm" svg:y="0.179cm" svg:width="7.034cm" svg:height="7.641cm">
          <chart:coordinate-region svg:x="2.507cm" svg:y="0.378cm" svg:width="5.235cm" svg:height="5.996cm"/>
          <chart:axis chart:dimension="x" chart:name="primary-x" chart:style-name="ch4">
            <chart:title svg:x="3.17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8.683cm" svg:y="4.969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273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14cm" svg:height="7.641cm">
          <chart:coordinate-region svg:x="2.613cm" svg:y="0.378cm" svg:width="6.351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